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3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4" style:family="paragraph" style:parent-style-name="Table_20_Contents">
      <style:paragraph-properties fo:margin-left="0.0417in" fo:margin-right="0in" fo:margin-top="0in" fo:margin-bottom="0in" style:contextual-spacing="false" fo:text-indent="0in" style:auto-text-indent="false"/>
      <style:text-properties fo:font-size="2pt" style:font-size-asian="2pt" style:font-size-complex="2pt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fo:color="#222222" loext:opacity="100%" loext:padding="0in" loext:border="none"/>
    </style:style>
    <style:style style:name="P6" style:family="paragraph" style:parent-style-name="Table_20_Contents">
      <style:paragraph-properties fo:margin-left="0.2083in" fo:margin-right="0in" fo:margin-top="0in" fo:margin-bottom="0in" style:contextual-spacing="false" style:line-height-at-least="0.1874in" fo:text-align="center" style:justify-single-word="false" fo:text-indent="0in" style:auto-text-indent="false"/>
      <style:text-properties fo:color="#444444" loext:opacity="100%" fo:background-color="transparent" loext:padding="0in" loext:border="none"/>
    </style:style>
    <style:style style:name="P7" style:family="paragraph" style:parent-style-name="Table_20_Contents">
      <style:paragraph-properties fo:margin-left="0in" fo:margin-right="0in" fo:margin-top="0in" fo:margin-bottom="0in" style:contextual-spacing="false" style:line-height-at-least="0.1874in" fo:text-align="center" style:justify-single-word="false" fo:text-indent="0in" style:auto-text-indent="false"/>
      <style:text-properties fo:color="#444444" loext:opacity="100%" fo:font-size="2pt" style:font-size-asian="2pt" style:font-size-complex="2pt" loext:padding="0in" loext:border="none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5e5e5e" loext:opacity="100%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Text_20_body">
      <style:paragraph-properties fo:margin-left="0in" fo:margin-right="0.0835in" fo:text-indent="0in" style:auto-text-indent="false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047736" officeooo:paragraph-rsid="00047736" style:font-size-asian="10.5pt" style:font-size-complex="12pt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05464d" officeooo:paragraph-rsid="0005464d" style:font-size-asian="10.5pt" style:font-size-complex="12pt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05e3f3" officeooo:paragraph-rsid="0005e3f3" style:font-size-asian="10.5pt" style:font-size-complex="12pt"/>
    </style:style>
    <style:style style:name="P1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fo:letter-spacing="normal"/>
    </style:style>
    <style:style style:name="P16" style:family="paragraph" style:parent-style-name="Text_20_body">
      <style:paragraph-properties fo:margin-left="0in" fo:margin-right="0in" fo:orphans="2" fo:widows="2" fo:text-indent="0in" style:auto-text-indent="false"/>
    </style:style>
    <style:style style:name="P17" style:family="paragraph" style:parent-style-name="Text_20_body">
      <style:paragraph-properties fo:margin-left="0in" fo:margin-right="0in" fo:orphans="2" fo:widows="2" fo:text-indent="0in" style:auto-text-indent="false"/>
      <style:text-properties fo:font-size="12pt" style:font-size-asian="10.5pt" style:font-size-complex="12pt"/>
    </style:style>
    <style:style style:name="P18" style:family="paragraph" style:parent-style-name="Text_20_body">
      <style:paragraph-properties fo:margin-left="0in" fo:margin-right="0in" fo:margin-top="0in" fo:margin-bottom="0in" style:contextual-spacing="false" style:line-height-at-least="0.2917in" fo:text-indent="0in" style:auto-text-indent="false"/>
    </style:style>
    <style:style style:name="P19" style:family="paragraph" style:parent-style-name="Text_20_body">
      <style:paragraph-properties fo:margin-left="0in" fo:margin-right="0in" fo:margin-top="0.0835in" fo:margin-bottom="0in" style:contextual-spacing="false"/>
    </style:style>
    <style:style style:name="P20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21" style:family="paragraph" style:parent-style-name="Text_20_body">
      <style:paragraph-properties fo:margin-left="0in" fo:margin-right="0in" fo:margin-top="0.0835in" fo:margin-bottom="0in" style:contextual-spacing="false"/>
      <style:text-properties loext:padding="0in" loext:border="none"/>
    </style:style>
    <style:style style:name="P22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fo:background-color="transparent" loext:padding="0in" loext:border="none"/>
    </style:style>
    <style:style style:name="P24" style:family="paragraph" style:parent-style-name="Text_20_body">
      <style:paragraph-properties fo:margin-left="0in" fo:margin-right="0in" fo:margin-top="0.0835in" fo:margin-bottom="0in" style:contextual-spacing="false"/>
      <style:text-properties fo:background-color="transparent" loext:padding="0in" loext:border="none"/>
    </style:style>
    <style:style style:name="P25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ans" fo:font-size="12pt" officeooo:rsid="00047736" officeooo:paragraph-rsid="00047736" style:font-size-asian="10.5pt" style:font-size-complex="12pt"/>
    </style:style>
    <style:style style:name="P26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ans" fo:font-size="12pt" officeooo:rsid="0005464d" officeooo:paragraph-rsid="0005464d" style:font-size-asian="10.5pt" style:font-size-complex="12pt"/>
    </style:style>
    <style:style style:name="P27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ans" fo:font-size="12pt" officeooo:rsid="0005e3f3" officeooo:paragraph-rsid="0005e3f3" style:font-size-asian="10.5pt" style:font-size-complex="12pt"/>
    </style:style>
    <style:style style:name="T1" style:family="text">
      <style:text-properties fo:color="#1f1f1f" loext:opacity="100%"/>
    </style:style>
    <style:style style:name="T2" style:family="text">
      <style:text-properties fo:color="#1f1f1f" loext:opacity="100%" fo:font-weight="bold"/>
    </style:style>
    <style:style style:name="T3" style:family="text">
      <style:text-properties fo:color="#5e5e5e" loext:opacity="100%"/>
    </style:style>
    <style:style style:name="T4" style:family="text">
      <style:text-properties fo:color="#222222" loext:opacity="100%"/>
    </style:style>
    <style:style style:name="T5" style:family="text">
      <style:text-properties loext:padding="0in" loext:border="none"/>
    </style:style>
    <style:style style:name="T6" style:family="text">
      <style:text-properties fo:font-variant="normal" fo:text-transform="none" fo:color="#1f1f1f" loext:opacity="100%" style:font-name="Google Sans" fo:font-size="16.5pt" fo:letter-spacing="normal" fo:font-style="normal" fo:font-weight="normal"/>
    </style:style>
    <style:style style:name="T7" style:family="text">
      <style:text-properties fo:font-variant="normal" fo:text-transform="none" fo:color="#1f1f1f" loext:opacity="100%" style:font-name="Google Sans" fo:font-size="16.5pt" fo:letter-spacing="normal" fo:font-style="normal" fo:font-weight="normal" officeooo:rsid="00040a1d"/>
    </style:style>
    <style:style style:name="T8" style:family="text">
      <style:text-properties fo:font-variant="normal" fo:text-transform="none" fo:color="#1f1f1f" loext:opacity="100%" fo:font-size="16.5pt" fo:letter-spacing="normal" fo:font-style="normal" fo:font-weight="normal"/>
    </style:style>
    <style:style style:name="T9" style:family="text">
      <style:text-properties fo:font-variant="normal" fo:text-transform="none" fo:color="#1f1f1f" loext:opacity="100%" fo:letter-spacing="normal" fo:font-style="normal" fo:font-weight="normal"/>
    </style:style>
    <style:style style:name="T10" style:family="text">
      <style:text-properties officeooo:rsid="00040a1d" style:font-size-asian="10.5pt" style:font-size-complex="12pt"/>
    </style:style>
    <style:style style:name="T11" style:family="text">
      <style:text-properties style:font-name="Arial" fo:font-size="12pt" fo:font-style="normal" fo:font-weight="normal"/>
    </style:style>
    <style:style style:name="fr1" style:family="graphic" style:parent-style-name="Frame">
      <style:graphic-properties fo:margin-left="0.0102in" fo:margin-right="0.0102in" fo:margin-top="0.0102in" fo:margin-bottom="0.0102in" style:wrap="run-through" style:number-wrapped-paragraphs="no-limit" style:vertical-pos="from-top" style:vertical-rel="page" style:horizontal-pos="from-left" style:horizontal-rel="paragraph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0626in" svg:y="0.052in" svg:width="0.1457in" draw:z-index="0">
        <draw:text-box fo:min-height="0.1043in">
          <text:p text:style-name="P10"/>
        </draw:text-box>
      </draw:frame>
      <text:p text:style-name="P27"><text:span text:style-name="T9">Kavitacija 6 u 1</text:span></text:p>
      <text:p text:style-name="P27"><text:span text:style-name="T9"/></text:p>
      <text:p text:style-name="P14"><text:span text:style-name="T1">Kavitacija 6 u 1 je inovativni aparat za oblikovanje tela i mršavljenje, koji kombinuje šest različitih tehnologija u jednom uređaju, pružajući efikasnu i bezbolnu liposukciju bez potrebe za invazivnim zahvatima. </text:span></text:p>
      <text:p text:style-name="P11">Ovaj aparat koristi najnoviju tehnologiju kavitacije, radiofrekvencije, vakuma, LED svetla, kako bi postigao optimalne rezultate u redukciji masnih naslaga, zatezanju kože i poboljšanju tonusa tela.</text:p>
      <text:p text:style-name="P16"/>
      <text:p text:style-name="P11">Kroz kavitaciju, aparat stvara mikropene u masnom tkivu koje razbijaju masne ćelije, čime se smanjuje njihova veličina i ubrzava proces eliminacije kroz limfni sistem. Radiofrekvencija stimuliše proizvodnju kolagena i elastina, što dovodi do zatezanja kože, dok vakum tehnika doprinosi boljoj cirkulaciji i limfnoj drenaži. </text:p>
      <text:p text:style-name="P11">LED svetlo se koristi za poboljšanje regeneracije kože, EMS stimulacija tonira mišiće, a infracrvena terapija poboljšava cirkulaciju i ubrzava metabolizam.</text:p>
      <text:p text:style-name="P16"/>
      <text:p text:style-name="P11">Kavitacija 6 u 1 aparat je savršen izbor za klijente koji žele efikasno oblikovanje tela, smanjenje celulita, zatezanje kože i poboljšanje opšteg stanja kože, uz minimalan napor i bezbolnu proceduru. Idealno je rešenje za sve tipove kože i različite delove tela, kao što su stomak, butine, bokovi i zadnjica, pružajući vidljive rezultate već nakon nekoliko tretmana.</text:p>
      <text:p text:style-name="P16"/>
      <text:p text:style-name="P11">Uz aparat dobijate video rada na modelu, gde je detaljno objašnjen proces tretmana sa aparatom, priprema kože pre tretmana kao i funkcije na aparatu.</text:p>
      <text:p text:style-name="P11">Takođe dobijate i sertifikat za online edukaciju, te atest o ispravnosti aparata.</text:p>
      <text:p text:style-name="P16"/>
      <text:p text:style-name="P11">Postoji mogućnost i lične edukacije koja se dodatno plaća 300 KM.</text:p>
      <text:p text:style-name="P16"/>
      <text:p text:style-name="P11">Cena ovog aparata iznosi 1599 KM.</text:p>
      <text:p text:style-name="P27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7:37:03.424121259</meta:creation-date>
    <dc:date>2025-02-18T17:48:33.103085638</dc:date>
    <meta:editing-duration>PT11M29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232" meta:character-count="1600" meta:non-whitespace-character-count="1376"/>
  </office:meta>
</office:document-meta>
</file>